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a25" officeooo:paragraph-rsid="0003ba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step: We need to implement a proper reference. This means that for each KPI, you makes a rolling average with mean and standard deviation.</text:p>
      <text:p text:style-name="P1">This approach may not be working for all types of KPI because of the shape of them. Traffic KPIs may be more curved and therefore they may need a smaller window and may favour the technique of using correlation, in order to estimate the future values. On the other hand, a KPI that in more flat may have the best predictions made by just using the mean and standard deviation.</text:p>
      <text:p text:style-name="P1"/>
      <text:p text:style-name="P1">One we have this, we can make use of the correlation data that we have. We feed this in and try to do a linear combination and get an output for k+1, k+2. Again we would then check to see if this is performing better than the reference in terms of forcasting the future of the KPI. It seems important that we feed the value of the current data that we have in to predict the next of our forca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10:11:04.519875513</meta:creation-date>
    <dc:date>2018-07-24T10:18:40.727948229</dc:date>
    <meta:editing-duration>PT7M38S</meta:editing-duration>
    <meta:editing-cycles>1</meta:editing-cycles>
    <meta:document-statistic meta:table-count="0" meta:image-count="0" meta:object-count="0" meta:page-count="1" meta:paragraph-count="3" meta:word-count="175" meta:character-count="916" meta:non-whitespace-character-count="743"/>
    <meta:generator>LibreOffice/5.4.6.2$Linux_X86_64 LibreOffice_project/40m0$Build-2</meta:generator>
  </office:meta>
</office:document-meta>
</file>